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Ext.setModels( List &lt; String &gt; mode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Ex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yuanmomo_Issue_504.test_for_issu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.setExt( UserExt 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Ext.getMode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yuanmomo_Issue_504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g_for_yuanmomo_Issue_504.test_for_issue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ser.ge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